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6.361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Minions. Create an equal number of Busy Bee or Worker Bee Minions.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</table:table>
      <table:table table:name="Field Effects" table:style-name="ta1"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7T20:48:31.311207783</dc:date>
    <meta:editing-duration>P3DT1H38M45S</meta:editing-duration>
    <meta:editing-cycles>496</meta:editing-cycles>
    <meta:document-statistic meta:table-count="9" meta:cell-count="1445" meta:object-count="0"/>
  </office:meta>
</office:document-meta>
</file>